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2.5611in"/>
    </style:style>
    <style:style style:name="Table1.C" style:family="table-column">
      <style:table-column-properties style:column-width="3.74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officeooo:rsid="000069f0" officeooo:paragraph-rsid="000069f0" style:font-weight-asian="bold" style:font-weight-complex="bold"/>
    </style:style>
    <style:style style:name="P2" style:family="paragraph" style:parent-style-name="Text_20_body">
      <style:text-properties fo:font-weight="normal" officeooo:rsid="000069f0" officeooo:paragraph-rsid="000069f0" style:font-weight-asian="normal" style:font-weight-complex="normal"/>
    </style:style>
    <style:style style:name="P3" style:family="paragraph" style:parent-style-name="Table_20_Contents">
      <style:text-properties fo:font-weight="bold" officeooo:rsid="000069f0" officeooo:paragraph-rsid="000069f0" style:font-weight-asian="bold" style:font-weight-complex="bold"/>
    </style:style>
    <style:style style:name="P4" style:family="paragraph" style:parent-style-name="Table_20_Contents">
      <style:text-properties officeooo:rsid="000069f0" officeooo:paragraph-rsid="000069f0"/>
    </style:style>
    <style:style style:name="P5" style:family="paragraph" style:parent-style-name="Table_20_Contents">
      <style:text-properties officeooo:rsid="0001cc4f" officeooo:paragraph-rsid="0001cc4f"/>
    </style:style>
    <style:style style:name="P6" style:family="paragraph" style:parent-style-name="Table_20_Contents">
      <style:text-properties officeooo:rsid="0001cc4f" officeooo:paragraph-rsid="0002adad"/>
    </style:style>
    <style:style style:name="T1" style:family="text">
      <style:text-properties officeooo:rsid="0001cc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up:</text:p>
      <text:p text:style-name="P2">Ports B0, B1, and B6 are active high input buttons. <text:s/>B0 is the program button, B1 is the action button, and B6 is the reset button. <text:s/>These ports should be grounded initially. <text:s/>Port ADC5 is the A to D converter for the piezo buzzer, which should also be grounded initially. <text:s/>Finally, ports B2, B3, and B4 are output pins. <text:s/>B2 is the solenoid driver, B3 is the green LED, and B4 is the red LED. <text:s/>The micro controller should be programmed with the executable compiled from nocLock.c. <text:s/>Port B4 should be outputting 5V, while ports B2 and B3 are outputting 0V.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Step</text:p>
          </table:table-cell>
          <table:table-cell table:style-name="Table1.A1" office:value-type="string">
            <text:p text:style-name="P3">Action</text:p>
          </table:table-cell>
          <table:table-cell table:style-name="Table1.C1" office:value-type="string">
            <text:p text:style-name="P3">Expected Result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Pulse port B1 with 5V to simulate action button press</text:p>
          </table:table-cell>
          <table:table-cell table:style-name="Table1.C2" office:value-type="string">
            <text:p text:style-name="P4">Port B2 and port B3 output 5V for five seconds.</text:p>
            <text:p text:style-name="P4">After five seconds, port B2 and B3 go to <text:span text:style-name="T1">0V</text:span> and port B4 goes to 5V.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Pulse port B0 with 5V to simulate program button press</text:p>
          </table:table-cell>
          <table:table-cell table:style-name="Table1.C2" office:value-type="string">
            <text:p text:style-name="P4">Port B3 and B4 output 5V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5">Pulse port ADC5 with 3V at 500ms intervals, four time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5">Pulse port B0 with 5V to simulate program button press</text:p>
          </table:table-cell>
          <table:table-cell table:style-name="Table1.C2" office:value-type="string">
            <text:p text:style-name="P5">Port B4 goes to 0V, and B3 goes to 5V for two seconds. <text:s/>After two seconds, B3 and B4 go back to 5V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5">Pulse port ADC5 with 3V at 500ms intervals, four time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5">Pulse port B0 with 5V to simulate program button press</text:p>
          </table:table-cell>
          <table:table-cell table:style-name="Table1.C2" office:value-type="string">
            <text:p text:style-name="P5">Port B4 goes to 0V. <text:s/>Port B3 goes to 5V for two seconds. <text:s/>After two seconds, port B3 goes to 0V and B4 goes to 5V.</text:p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6">Pulse port B0 with 5V to simulate program button pres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</meta:initial-creator>
    <meta:creation-date>2014-11-21T13:31:58.928642356</meta:creation-date>
    <dc:date>2014-11-21T14:43:20.457490960</dc:date>
    <dc:creator>sean </dc:creator>
    <meta:editing-duration>PT12M7S</meta:editing-duration>
    <meta:editing-cycles>2</meta:editing-cycles>
    <meta:generator>LibreOffice/4.2.7.2$Linux_X86_64 LibreOffice_project/420m0$Build-2</meta:generator>
    <meta:document-statistic meta:table-count="1" meta:image-count="0" meta:object-count="0" meta:page-count="1" meta:paragraph-count="27" meta:word-count="267" meta:character-count="1324" meta:non-whitespace-character-count="1074"/>
  </office:meta>
</office:document-meta>
</file>